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re's the improved translation and English version of the first 500 words:</text:p>
      <text:p text:style-name="Standard"/>
      <text:p text:style-name="Standard">---</text:p>
      <text:p text:style-name="Standard"/>
      <text:p text:style-name="Standard">**Written by Boyana Minkovska-Nikolova, Illustrated by Melina-Elina Bondokova**</text:p>
      <text:p text:style-name="Standard"/>
      <text:p text:style-name="Standard">---</text:p>
      <text:p text:style-name="Standard"/>
      <text:p text:style-name="Standard">**Expedition "Christmas Cookies"**</text:p>
      <text:p text:style-name="Standard"/>
      <text:p text:style-name="Standard">Dedicated to Aiko Bunny, Baby Roo, and all the courageous young ones with grand dreams.</text:p>
      <text:p text:style-name="Standard"/>
      <text:p text:style-name="Standard">---</text:p>
      <text:p text:style-name="Standard"/>
      <text:p text:style-name="Standard">Every morning, even before the sun peeks over the horizon, the delightful scent of fresh bread drifts from the bakery on our street.</text:p>
      <text:p text:style-name="Standard"/>
      <text:p text:style-name="Standard">Street lamps cast a warm glow on the frost-covered sidewalks. The air is crisp and biting. Eager early risers shuffle their feet outside the bakery's foggy, inviting windows. Can you spot the bakers, Ronja and Martin? They are passionate about crafting bread and confections, especially their enchanting Christmas cookies, celebrated city-wide. As December dawns, requests for their festive treats begin to flood in. These sweets, lovingly prepared, follow a cherished family recipe handed down by the bakers' grandmother.</text:p>
      <text:p text:style-name="Standard"/>
      <text:p text:style-name="Standard">Ronja, always patient and methodical, rises early to set up the baking trays. She meticulously notes the ingredients on the board, slices the dough, and arranges the beaters and rolling pins, awaiting Martin's arrival to mix the dough. Martin, often disorganized yet undeniably talented, may appear sleepy, but he's quite the craftsman. He ensures the timely delivery of flour and oversees the stock of magical spices essential for the heartwarming sweets. Here he comes, bursting into the tranquil bakery, panting and smiling broadly.</text:p>
      <text:p text:style-name="Standard"/>
      <text:p text:style-name="Standard">Ronja reviews the recipe and orchestrates the process: "We need cinnamon!"</text:p>
      <text:p text:style-name="Standard"/>
      <text:p text:style-name="Standard">"Ginger!" chimes in Martin.</text:p>
      <text:p text:style-name="Standard"/>
      <text:p text:style-name="Standard">"And a dash of cloves! Ready! Let's mix the dough!" Together, they each grab a wooden spoon and begin combining the ingredients. Soon after, the trays are loaded and the oven is set to life. Their cookies taste truly magical, a testament to their grandmother's legacy. And they've graciously shared this recipe with us, because grandmother's recipes are meant to be shared.</text:p>
      <text:p text:style-name="Standard"/>
      <text:p text:style-name="Standard">---</text:p>
      <text:p text:style-name="Standard"/>
      <text:p text:style-name="Standard">**Recipe for Christmas Cookies**</text:p>
      <text:p text:style-name="Standard"/>
      <text:p text:style-name="Standard">Ingredients:</text:p>
      <text:p text:style-name="Standard">- 125 grams of soft butter</text:p>
      <text:p text:style-name="Standard">- 100 grams of brown sugar</text:p>
      <text:p text:style-name="Standard">- 125 grams of honey</text:p>
      <text:p text:style-name="Standard">- 1 egg yolk</text:p>
      <text:p text:style-name="Standard">- 1 tablespoon baking soda</text:p>
      <text:p text:style-name="Standard">- 375 grams of flour</text:p>
      <text:p text:style-name="Standard">- 1 tablespoon of cinnamon</text:p>
      <text:p text:style-name="Standard"><text:soft-page-break/>- 1 teaspoon of ginger</text:p>
      <text:p text:style-name="Standard">- 1 teaspoon of cloves</text:p>
      <text:p text:style-name="Standard"/>
      <text:p text:style-name="Standard">Directions:</text:p>
      <text:p text:style-name="Standard">1. Whip the butter and sugar together.</text:p>
      <text:p text:style-name="Standard">2. Add in the honey, egg yolk, flour, baking soda, and spices.</text:p>
      <text:p text:style-name="Standard">3. Knead everything together, then wrap the dough in cling film and refrigerate for 30 minutes.</text:p>
      <text:p text:style-name="Standard">4. Roll out the dough to a thickness of 5 millimeters and cut out cookies using molds.</text:p>
      <text:p text:style-name="Standard">5. Place them on a baking sheet lined with parchment paper and bake in an oven preheated to 180 degrees Celsius until golden brown.</text:p>
      <text:p text:style-name="Standard">6. Allow the cookies to cool before decorating.</text:p>
      <text:p text:style-name="Standard"/>
      <text:p text:style-name="Standard">Optional: For decoration, mix 100 grams of powdered sugar to create a white glaze for the cooled cookies.</text:p>
      <text:p text:style-name="Standard"/>
      <text:p text:style-name="Standard">A unique tradition in the bakery: as soon as the first batch is in the oven, a song fills the air. Singing while mixing and baking is believed to impart smoothness to the dough and perfection to the cookies. It's always helpful to hum a tune while preparing the Christmas Biscuit Mix!</text:p>
      <text:p text:style-name="Standard"/>
      <text:p text:style-name="Standard">---</text:p>
      <text:p text:style-name="Standard"/>
      <text:p text:style-name="Standard">Feel free to upload the next section when you're ready for further translation improvements!</text:p>
      <text:p text:style-name="Standard"/>
      <text:p text:style-name="Standard">Here's the improved translation and English version of the next 500 words:</text:p>
      <text:p text:style-name="Standard"/>
      <text:p text:style-name="Standard">---</text:p>
      <text:p text:style-name="Standard"/>
      <text:p text:style-name="Standard">Ronya, with a sense of duty, discarded the imperfect cookie into the bin.</text:p>
      <text:p text:style-name="Standard"/>
      <text:p text:style-name="Standard">She swiftly organized the remaining orders, placing the last box of cookies atop the pyramid. Crossing her arms, she admired their work. "We've done it just in time! Now we can take a break," she announced with satisfaction.</text:p>
      <text:p text:style-name="Standard"/>
      <text:p text:style-name="Standard">Martin donned his coat, ready to leave. As he opened the door, a fierce blizzard burst in, blanketing the bakery floor with snowflakes.</text:p>
      <text:p text:style-name="Standard"/>
      <text:p text:style-name="Standard">"Wow, what a storm outside!" he exclaimed.</text:p>
      <text:p text:style-name="Standard"/>
      <text:p text:style-name="Standard">"Now? In this weather?" Ronya couldn't hide her astonishment.</text:p>
      <text:p text:style-name="Standard"/>
      <text:p text:style-name="Standard">Martin gazed out the window with awe. "It's quite beautiful!"</text:p>
      <text:p text:style-name="Standard"/>
      <text:p text:style-name="Standard">"Beautiful? But how will we deliver the orders in this?" Ronya paced anxiously around the bakery.</text:p>
      <text:p text:style-name="Standard"/>
      <text:p text:style-name="Standard">"We could bundle up warmly and wrap the boxes in blankets," Martin suggested, trying to stay optimistic.</text:p>
      <text:p text:style-name="Standard"/>
      <text:p text:style-name="Standard">Ronya, fraught with worry, retorted, "Blankets? Do you not see the ferocity of the storm? It's impossible!"</text:p>
      <text:p text:style-name="Standard"/>
      <text:p text:style-name="Standard">"Then let's wait for the storm to pass before we deliver the cookies," Martin proposed.</text:p>
      <text:p text:style-name="Standard"/>
      <text:p text:style-name="Standard"><text:soft-page-break/>Ronya, feeling overwhelmed, collapsed onto a flour chest. "I could really use a soothing cup of cocoa right now."</text:p>
      <text:p text:style-name="Standard"/>
      <text:p text:style-name="Standard">"In a jiffy!" exclaimed Martin and quickly prepared a comforting cocoa using yet another special recipe from their grandmother. He handed the warm drink to Ronya, who smiled wearily, cradled the cup in her hands, and sipped, feeling the comforting warmth of the chocolate.</text:p>
      <text:p text:style-name="Standard"/>
      <text:p text:style-name="Standard">"No choice. We'll deliver the cookies in the morning when it's light. Let's take a break now," she decided. They tidied up the bakery, hung their aprons, turned off the lights, ascended the stairs, and retired to bed. As the bakery settled into silence, something extraordinary happened.</text:p>
      <text:p text:style-name="Standard"/>
      <text:p text:style-name="Standard">In the stillness, the discarded biscuit, Biscuitko, seemed to stir to life in the bin. It wobbled, then toppled over with a clatter. Miraculously, Biscuitko - the imperfect biscuit man - stood up, shook off the flour, and looked around.</text:p>
      <text:p text:style-name="Standard"/>
      <text:p text:style-name="Standard">"Wow! I escaped the bin all by myself! I'm strong," Biscuitko marveled. He spotted a coat hanging near the bin, leaped up, sat on a chair, and, with legs apart, grabbed a wooden spoon. He then began to sing loudly:</text:p>
      <text:p text:style-name="Standard"/>
      <text:p text:style-name="Standard">"I'm Biscuitko, the brave one. I may have come from an oven, but I'll travel far. I'll escape the bakery, dash through the city, journey around the world, and then return home."</text:p>
      <text:p text:style-name="Standard"/>
      <text:p text:style-name="Standard">Ronya, sitting despondently on the flour chest, yearned for a comforting cup of cocoa.</text:p>
      <text:p text:style-name="Standard"/>
      <text:p text:style-name="Standard">"Just a moment!" Martin called out and swiftly prepared a soothing cocoa following another special recipe from their grandmother. Handing the warm cup to Ronya, she smiled tiredly, wrapped her arms around it, and drank. The warmth of the chocolate embraced her, bringing a sense of calm.</text:p>
      <text:p text:style-name="Standard"/>
      <text:p text:style-name="Standard">---</text:p>
      <text:p text:style-name="Standard"/>
      <text:p text:style-name="Standard">Feel free to upload more sections if you need further translation improvements!</text:p>
      <text:p text:style-name="Standard"/>
      <text:p text:style-name="Standard">Here's the improved translation and English version of the next 500 words:</text:p>
      <text:p text:style-name="Standard"/>
      <text:p text:style-name="Standard">---</text:p>
      <text:p text:style-name="Standard"/>
      <text:p text:style-name="Standard">With careful coordination, Buchhalt directed the box delivery over the snow. "A little to the left! Stop! Now, slightly right! Stop! Now, lift it up! Carefully! And forward slowly!" he instructed, navigating the challenging terrain.</text:p>
      <text:p text:style-name="Standard"/>
      <text:p text:style-name="Standard">Suddenly, the ribbon on the box came undone, and the package tumbled onto the top of a snow mound.</text:p>
      <text:p text:style-name="Standard"/>
      <text:p text:style-name="Standard">"Oh no!" Losm exclaimed in dismay. "I knew it was risky!"</text:p>
      <text:p text:style-name="Standard"/>
      <text:p text:style-name="Standard">"Stay calm!" Biscuitko reassured. "Owl, lift me up!" Buchhalt complied, lifting Biscuitko above the snow to hover over the box. Biscuitko wobbled, nudging the package toward the house's entrance. Miraculously, the parcel slid down the slope and stopped right at the doorstep. The trio cheered triumphantly, "Hooray! Cookie Box Number One delivered!" Biscuitko noted this achievement on their list. "On to the next house!"</text:p>
      <text:p text:style-name="Standard"/>
      <text:p text:style-name="Standard"><text:soft-page-break/>As the city slept under a frosty night, the friends brought warmth and comfort with their cookie deliveries. The melody of their song faded as they disappeared into the snow, heading towards the next houses waiting for the magical treats.</text:p>
      <text:p text:style-name="Standard"/>
      <text:p text:style-name="Standard">Meanwhile, a silent shadow watched everything from the bakery window. It was the Fox, who had slipped out the open door and was now following them.</text:p>
      <text:p text:style-name="Standard"/>
      <text:p text:style-name="Standard">The group reached a large house adorned with Christmas lights, facing a vast ice puddle. After a brief discussion and several failed attempts to cross the obstacle, they decided Biscuitko should carry the box to the door, as he was the only one whose feet didn't stick to the ice. Despite a few comedic slips and somersaults, Biscuitko successfully delivered the package.</text:p>
      <text:p text:style-name="Standard"/>
      <text:p text:style-name="Standard">"Shipment number two is in place!" Buchhalt cheered, marking it off the list.</text:p>
      <text:p text:style-name="Standard"/>
      <text:p text:style-name="Standard">The song continued as they moved on, with the Fox stealthily trailing behind.</text:p>
      <text:p text:style-name="Standard"/>
      <text:p text:style-name="Standard">"We're on an expedition, our goal is clear – Every Christmas breakfast should be wonderful!"</text:p>
      <text:p text:style-name="Standard"/>
      <text:p text:style-name="Standard">As the tower of boxes dwindled, and the cookies reached their recipients, the heroes felt a mix of pride and fatigue. Approaching the next house, they encountered a locked gate. Losm's antlers rattled against the fence as they searched for an entrance. Finally finding the yard door, they were confronted by a huge dog house. After a brief moment of shock, they unanimously decided to leave the delivery in the mailbox outside the house and hurried away.</text:p>
      <text:p text:style-name="Standard"/>
      <text:p text:style-name="Standard">"I don't understand why there are such huge and scary dogs in yards!" Losm muttered.</text:p>
      <text:p text:style-name="Standard"/>
      <text:p text:style-name="Standard">"Dogs aren't scary; they're just doing their job," Buchhalt explained.</text:p>
      <text:p text:style-name="Standard"/>
      <text:p text:style-name="Standard">"A dog? What dog? There was a dog?" Biscuitko asked, puzzled, having been focused on the delivery.</text:p>
      <text:p text:style-name="Standard"/>
      <text:p text:style-name="Standard">---</text:p>
      <text:p text:style-name="Standard"/>
      <text:p text:style-name="Standard">Feel free to upload more sections for continued translation improvements!</text:p>
      <text:p text:style-name="Standard"/>
      <text:p text:style-name="Standard">Here's the improved translation and English version of the next 500 words:</text:p>
      <text:p text:style-name="Standard"/>
      <text:p text:style-name="Standard">---</text:p>
      <text:p text:style-name="Standard"/>
      <text:p text:style-name="Standard">"There was only a dog house," Biscuitko mused, still puzzled about the earlier encounter with the dog.</text:p>
      <text:p text:style-name="Standard"/>
      <text:p text:style-name="Standard">"Yeah, what's a scary watchdog for you?" Losm pondered. "You can just put a big, scary dog house in the yard, and let our imaginations do the rest. That way, we're both scared and safe."</text:p>
      <text:p text:style-name="Standard"/>
      <text:p text:style-name="Standard">The three friends chuckled and continued their journey down the snowy sidewalk. "Come on, friends! We have a few more boxes. Let's head to the next street!" Biscuitko said enthusiastically, ticking off another delivery on their list.</text:p>
      <text:p text:style-name="Standard"/>
      <text:p text:style-name="Standard">Meanwhile, the Fox, slipping through the dark alleys, was never far behind the Christmas expedition. The aroma of cookies stopped her at the front door of a house. Seeing the huge and <text:soft-page-break/>scary Dog House, she quickly shut the gate and continued chasing after the Christmas crew. "Hmm, no need for a scary dog, the shack is enough," she thought.</text:p>
      <text:p text:style-name="Standard"/>
      <text:p text:style-name="Standard">Biscuitko, Losm, and Buchhalt had just placed a crate full of boxes in front of the next house. Despite the pre-Christmas snowstorm, the heroes adeptly managed various challenges. They delivered cookies to the second floor using a space beak, created a ball of Christmas lights, sneaked between thorny bushes, and jumped over white fences. Regardless of the obstacles, they continued their expedition with determination. Losm grew less fearful, Buchhalt more enthusiastic, and Biscuitko leaped with joy, singing his song.</text:p>
      <text:p text:style-name="Standard"/>
      <text:p text:style-name="Standard">"We're on an expedition, our goal is clear - Every Christmas breakfast should be wonderful!"</text:p>
      <text:p text:style-name="Standard"/>
      <text:p text:style-name="Standard">The Fox watched as the trio left a box of cookies at each house, growling softly. She was trying to keep up with them while staying hidden. She dashed to each delivery on the doorstep, but someone always beat her to the treats, leaving her frustrated and her tail bristling with irritation.</text:p>
      <text:p text:style-name="Standard"/>
      <text:p text:style-name="Standard">---</text:p>
      <text:p text:style-name="Standard"/>
      <text:p text:style-name="Standard">Feel free to upload more sections for further translation improvements!</text:p>
      <text:p text:style-name="Standard"/>
      <text:p text:style-name="Standard">Here's the improved translation and English version of the next 500 words:</text:p>
      <text:p text:style-name="Standard"/>
      <text:p text:style-name="Standard">---</text:p>
      <text:p text:style-name="Standard"/>
      <text:p text:style-name="Standard">"We're on an expedition, our goal is clear - Every Christmas breakfast should be wonderful!" the trio sang as they continued their journey.</text:p>
      <text:p text:style-name="Standard"/>
      <text:p text:style-name="Standard">The Fox, lurking in the shadows, watched as the friends left a box of cookies at each house. She tried to snatch the treats but was always a step too late, growing increasingly frustrated and agitated.</text:p>
      <text:p text:style-name="Standard"/>
      <text:p text:style-name="Standard">"I'm so angry! I'll catch Biscuitko and eat him!" the Fox hissed, hastening to catch up with the expedition. Meanwhile, our heroes paused for a rest under the city's last street lamp.</text:p>
      <text:p text:style-name="Standard"/>
      <text:p text:style-name="Standard">"Only one delivery left. It's for the house at the end of the forest," Biscuitko said, pointing into the darkness ahead.</text:p>
      <text:p text:style-name="Standard"/>
      <text:p text:style-name="Standard">"A forest?" Losm hesitated, stepping back.</text:p>
      <text:p text:style-name="Standard"/>
      <text:p text:style-name="Standard">"We can't skip any house, no matter where it is," Buchhalt declared.</text:p>
      <text:p text:style-name="Standard"/>
      <text:p text:style-name="Standard">Biscuitko nodded with determination, singing, "Remember our goal! Every Christmas must be wonderful!"</text:p>
      <text:p text:style-name="Standard"/>
      <text:p text:style-name="Standard">"But it's dark and foggy there. We might get lost," Losm worried.</text:p>
      <text:p text:style-name="Standard"/>
      <text:p text:style-name="Standard">Buchhalt reassured him, "Don't worry! With my guidance, even the darkest path will light up like an amusement park! Let's go!"</text:p>
      <text:p text:style-name="Standard"/>
      <text:p text:style-name="Standard">They trudged through the deep snow, navigating around trees and bushes, the windows of the last house twinkling in the distance. Fatigue weighed on them as they slowly dragged the crate carrying the last box of Christmas cookies.</text:p>
      <text:p text:style-name="Standard"/>
      <text:p text:style-name="Standard"><text:soft-page-break/>"I can't see!" Losm complained.</text:p>
      <text:p text:style-name="Standard"/>
      <text:p text:style-name="Standard">"We're almost there!" Biscuitko encouraged, leading the way to the house.</text:p>
      <text:p text:style-name="Standard"/>
      <text:p text:style-name="Standard">Biscuitko bravely led them forward into the blizzard. The trees swayed menacingly, and the wind howled through their branches. Biscuitko seemed to blend into the forest, and Buchhalt tried to keep him in sight with his light, but soon lost track of him. Then, Losm tripped in a clearing, and together they managed to reposition his antlers. They slowly made their way through the storm, calling out for Biscuitko. The snowdrifts hindered their progress, making it difficult to catch up.</text:p>
      <text:p text:style-name="Standard"/>
      <text:p text:style-name="Standard">At that moment, Losm stumbled in a clearing, and...</text:p>
      <text:p text:style-name="Standard"/>
      <text:p text:style-name="Standard">---</text:p>
      <text:p text:style-name="Standard"/>
      <text:p text:style-name="Standard">Feel free to upload more sections for continued translation improvements!</text:p>
      <text:p text:style-name="Standard"/>
      <text:p text:style-name="Standard">Here's the improved translation and English version of the next 500 words:</text:p>
      <text:p text:style-name="Standard"/>
      <text:p text:style-name="Standard">---</text:p>
      <text:p text:style-name="Standard"/>
      <text:p text:style-name="Standard">One of Losm's antlers unexpectedly fell off. He stood up groaning, "Onaaa..."</text:p>
      <text:p text:style-name="Standard"/>
      <text:p text:style-name="Standard">"What happened?" Losm asked, horrified.</text:p>
      <text:p text:style-name="Standard"/>
      <text:p text:style-name="Standard">"Well, how should I put this..." the Owl began.</text:p>
      <text:p text:style-name="Standard"/>
      <text:p text:style-name="Standard">"Am I sick?" Losm worriedly inquired.</text:p>
      <text:p text:style-name="Standard"/>
      <text:p text:style-name="Standard">"Ah, no, no, you're not sick... It's just that one of your horns is missing," the Owl explained.</text:p>
      <text:p text:style-name="Standard"/>
      <text:p text:style-name="Standard">"Here! I knew it was dangerous in the forest! Oh, I feel faint!" Losm lamented and carefully laid down in the snow.</text:p>
      <text:p text:style-name="Standard"/>
      <text:p text:style-name="Standard">"What are we going to do?" Biscuitko hesitated for the first time. "Maybe we should go back."</text:p>
      <text:p text:style-name="Standard"/>
      <text:p text:style-name="Standard">"No way!" the Owl interjected. "You take the last delivery, and I'll handle this horn situation. We'll catch up with you! Go ahead!"</text:p>
      <text:p text:style-name="Standard"/>
      <text:p text:style-name="Standard">Biscuitko then hurried forward into the blizzard, the trees bending and the wind howling. He seemed to melt into the forest. The Owl tried to keep up, but soon lost sight of him. Meanwhile, the Owl and Losm managed to reattach the antler, albeit not perfectly. They trudged through the storm, calling out for Biscuitko, but the deep snow hindered their progress.</text:p>
      <text:p text:style-name="Standard"/>
      <text:p text:style-name="Standard">The Fox, meanwhile, was playing with Biscuitko like a toy. Just as she was about to swallow him, a terrifying forest monster appeared, roaring and crashing. Its body was composed of leaves and branches, its head a twisted nest with feathers, hands of pine bark, and feet of giant pine cones. The monster furiously confronted the Fox, resulting in a noisy struggle. Amidst the chaos, Biscuitko hid behind the crate while the monster chased the Fox away.</text:p>
      <text:p text:style-name="Standard"/>
      <text:p text:style-name="Standard">"I said no one would eat Biscuitko!" the monster roared, scaring off the Fox. Then, to Biscuitko's surprise, the monster revealed itself to be Losm and the Owl in disguise. They rushed to Biscuitko's side.</text:p>
      <text:p text:style-name="Standard"><text:soft-page-break/></text:p>
      <text:p text:style-name="Standard">"Are you okay?" they asked in unison.</text:p>
      <text:p text:style-name="Standard"/>
      <text:p text:style-name="Standard">"Friends, you were terrifying! We arrived just in time for the last delivery!" Biscuitko exclaimed.</text:p>
      <text:p text:style-name="Standard"/>
      <text:p text:style-name="Standard">The heroes embraced and solemnly delivered the last Christmas box. They left the box in front of the door, rang the bell, and hid behind a large snow bush. As the door opened, hands reached out for the box, marking the successful conclusion of the "Christmas Bisquimku" expedition.</text:p>
      <text:p text:style-name="Standard"/>
      <text:p text:style-name="Standard">---</text:p>
      <text:p text:style-name="Standard"/>
      <text:p text:style-name="Standard">Feel free to upload more sections for further translation improvements!</text:p>
      <text:p text:style-name="Standard"/>
      <text:p text:style-name="Standard">Here's the improved translation and English version of the next 500 words:</text:p>
      <text:p text:style-name="Standard"/>
      <text:p text:style-name="Standard">---</text:p>
      <text:p text:style-name="Standard"/>
      <text:p text:style-name="Standard">The mission completed, the group cheered "hooray!" albeit quietly, and began their weary journey back to the bakery. On their way, they reminisced about the various moments of their remarkable adventure, laughing and frolicking in the snow. They each ate an ice pod and a snow monka to ward off any potential illness. Emerging from the forest and passing through the silent city streets, they quietly entered the warm embrace of the bakery. The windows darkened as the characters fell into a deep sleep.</text:p>
      <text:p text:style-name="Standard"/>
      <text:p text:style-name="Standard">In the morning, the snowstorm had passed, and the sun peeked through the window. Ronya and Martin prepared for a new day at work. The fresh snow lay on the street like glittering hills, footsteps crunched on the pavement, and shaggy rednecks hopped in the tracks, chirping merrily.</text:p>
      <text:p text:style-name="Standard"/>
      <text:p text:style-name="Standard">"It is very beautiful," Ronya sighed, looking out the window.</text:p>
      <text:p text:style-name="Standard"/>
      <text:p text:style-name="Standard">Martin, peering thoughtfully at the bakery counter, noticed the absence of biskvumku boxes and the list indicating all deliveries had been received.</text:p>
      <text:p text:style-name="Standard"/>
      <text:p text:style-name="Standard">"All orders fulfilled?" he murmured in disbelief.</text:p>
      <text:p text:style-name="Standard"/>
      <text:p text:style-name="Standard">"Did you do this?" asked Ronya, equally surprised.</text:p>
      <text:p text:style-name="Standard"/>
      <text:p text:style-name="Standard">At the table, Biscuitko, the Moose, and the Owl, tired but content, snored softly. Ronya and Martin exchanged glances, realizing the little Bisquimku man had led a brave expedition into the snowstorm, bringing joy to the entire town. The trio had embarked on a great adventure, braving dangers and surprises to spread aroma and warmth to every home.</text:p>
      <text:p text:style-name="Standard"/>
      <text:p text:style-name="Standard">"You know," Ronya mused, "I've just realized there's no such thing as a defective Christmas Bisquimka."</text:p>
      <text:p text:style-name="Standard"/>
      <text:p text:style-name="Standard">She gently wrapped the three sleeping heroes in a kitchen towel and, together with Martin, arranged a special place for them in the bakery. Even today, you can find them there, right above the display case where grandma's recipe is written.</text:p>
      <text:p text:style-name="Standard"/>
      <text:p text:style-name="Standard">And what about the Fox? Wandering through the forest, wet and hungry, she eventually found her way to the bakery and curled up in a ball at the door. Ronya and Martin brought her in and placed her in front of the oven to warm up and dry, as she was made of plaid wool. They then positioned <text:soft-page-break/>her by the window to block drafts and added a comfortable bench for guests. Occasionally, someone would sit there to enjoy a cookie, and sweet crumbs would fall onto the Fox's nose. She would contentedly lick them up, softly purring in contentment.</text:p>
      <text:p text:style-name="Standard"/>
      <text:p text:style-name="Standard">---</text:p>
      <text:p text:style-name="Standard"/>
      <text:p text:style-name="Standard">Feel free to upload more sections for continued translation improvements!</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7:19:58.895401753</meta:creation-date>
    <dc:date>2023-11-27T17:55:06.868721156</dc:date>
    <meta:editing-duration>PT35M7S</meta:editing-duration>
    <meta:editing-cycles>4</meta:editing-cycles>
    <meta:generator>LibreOffice/7.6.2.1$Linux_X86_64 LibreOffice_project/60$Build-1</meta:generator>
    <meta:document-statistic meta:table-count="0" meta:image-count="0" meta:object-count="0" meta:page-count="8" meta:paragraph-count="137" meta:word-count="2898" meta:character-count="17320" meta:non-whitespace-character-count="14558"/>
  </office:meta>
</office:document-meta>
</file>